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9.004cm" style:rel-width="95%" table:align="center"/>
    </style:style>
    <style:style style:name="Table4.A" style:family="table-column">
      <style:table-column-properties style:column-width="3.992cm" style:rel-column-width="13074*"/>
    </style:style>
    <style:style style:name="Table4.B" style:family="table-column">
      <style:table-column-properties style:column-width="15.012cm" style:rel-column-width="49183*"/>
    </style:style>
    <style:style style:name="Table4.A1" style:family="table-cell">
      <style:table-cell-properties style:vertical-align="middle" fo:padding="0.049cm" fo:border="none"/>
    </style:style>
    <style:style style:name="Table5" style:family="table">
      <style:table-properties style:width="19.004cm" style:rel-width="95%" table:align="center"/>
    </style:style>
    <style:style style:name="Table5.A" style:family="table-column">
      <style:table-column-properties style:column-width="9.312cm" style:rel-column-width="30503*"/>
    </style:style>
    <style:style style:name="Table5.B" style:family="table-column">
      <style:table-column-properties style:column-width="9.693cm" style:rel-column-width="31754*"/>
    </style:style>
    <style:style style:name="Table5.A1" style:family="table-cell">
      <style:table-cell-properties style:vertical-align="middle" fo:padding="0.049cm" fo:border="none"/>
    </style:style>
    <style:style style:name="Table5.3" style:family="table-row">
      <style:table-row-properties style:min-row-height="0.178cm"/>
    </style:style>
    <style:style style:name="Table6" style:family="table">
      <style:table-properties style:width="19.004cm" style:rel-width="95%" table:align="center"/>
    </style:style>
    <style:style style:name="Table6.A" style:family="table-column">
      <style:table-column-properties style:column-width="8.959cm" style:rel-column-width="29351*"/>
    </style:style>
    <style:style style:name="Table6.B" style:family="table-column">
      <style:table-column-properties style:column-width="10.045cm" style:rel-column-width="32907*"/>
    </style:style>
    <style:style style:name="Table6.A1" style:family="table-cell">
      <style:table-cell-properties style:vertical-align="middle" fo:padding="0.049cm" fo:border="none"/>
    </style:style>
    <style:style style:name="Table6.2" style:family="table-row">
      <style:table-row-properties style:min-row-height="0.178cm"/>
    </style:style>
    <style:style style:name="Table7" style:family="table">
      <style:table-properties style:width="19.024cm" fo:margin-left="0.48cm" table:align="left"/>
    </style:style>
    <style:style style:name="Table7.A" style:family="table-column">
      <style:table-column-properties style:column-width="3.069cm"/>
    </style:style>
    <style:style style:name="Table7.B" style:family="table-column">
      <style:table-column-properties style:column-width="15.954cm"/>
    </style:style>
    <style:style style:name="Table7.A1" style:family="table-cell">
      <style:table-cell-properties style:vertical-align="middle" fo:padding="0.049cm" fo:border="none"/>
    </style:style>
    <style:style style:name="Table7.2" style:family="table-row">
      <style:table-row-properties style:min-row-height="0.178cm"/>
    </style:style>
    <style:style style:name="P1" style:family="paragraph" style:parent-style-name="Heading_20_1">
      <style:paragraph-properties fo:margin-left="0cm" fo:margin-right="0cm" fo:text-indent="0cm" style:auto-text-indent="false"/>
    </style:style>
    <style:style style:name="P2" style:family="paragraph" style:parent-style-name="Heading_20_2">
      <style:text-properties fo:font-size="14pt" style:font-size-asian="14pt" style:font-size-complex="14pt"/>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font-size-asian="14pt" style:font-size-complex="14pt"/>
    </style:style>
    <style:style style:name="P6" style:family="paragraph" style:parent-style-name="Table_20_Contents">
      <style:paragraph-properties fo:text-align="center" style:justify-single-word="false"/>
      <style:text-properties fo:font-size="14pt" style:font-size-asian="14pt" style:font-size-complex="14pt"/>
    </style:style>
    <style:style style:name="P7" style:family="paragraph" style:parent-style-name="Table_20_Contents">
      <style:paragraph-properties fo:margin-top="0cm" fo:margin-bottom="0.499cm"/>
    </style:style>
    <style:style style:name="P8" style:family="paragraph" style:parent-style-name="Table_20_Contents">
      <style:paragraph-properties fo:margin-top="0cm" fo:margin-bottom="0.499cm" fo:text-align="center" style:justify-single-word="false"/>
    </style:style>
    <style:style style:name="P9" style:family="paragraph" style:parent-style-name="Table_20_Contents">
      <style:paragraph-properties fo:margin-top="0cm" fo:margin-bottom="0.499cm"/>
      <style:text-properties fo:font-size="14pt" style:font-size-asian="14pt" style:font-size-complex="14pt"/>
    </style:style>
    <style:style style:name="P10" style:family="paragraph" style:parent-style-name="Table_20_Contents">
      <style:paragraph-properties fo:margin-top="0cm" fo:margin-bottom="0.499cm" fo:text-align="center"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Вопрос 10. Модель анализа прецедентов. <text:s/>Прецедент. Актант. Поток событий.</text:h>
      <text:h text:style-name="P2" text:outline-level="2">Модель анализа прецедентов</text:h>
      <text:p text:style-name="P9">Системы не существуют в изоляции. Как правило, они взаимодействуют с актерами, людьми или программами, которые используют систему в своих целях, причем каждый актер ожидает, что она будет вести себя определенным, вполне предсказуемым образом. Прецедент (use case) специфицирует поведение системы или ее части и представляет собой описание множества последовательностей действий (включая варианты), выполняемых системой для того, чтобы актер мог получить определенный результат.<text:line-break/>С помощью прецедентов можно описать поведение разрабатываемой системы, не определяя ее реализацию. Таким образом, они позволяют достичь взаимопонимания между разработчиками, системными аналитиками, экспертами и конечными пользователями продукта. Кроме того, прецеденты помогают проверить архитектуру системы в процессе ее разработки. Реализуются они кооперациями.<text:line-break/>Прецедент описывает множество последовательностей, каждая из которых представляет взаимодействие сущностей, находящихся вне системы (ее актеров), с системой как таковой и ее ключевыми абстракциями. Такие взаимодействия являются в действительности функциями уровня системы, которыми вы пользуетесь для визуализации, специфицирования, конструирования и документирования ее желаемого поведения на этапах сбора и анализа требований. Прецедент представляет функциональные требования к системе в целом.<text:line-break/>Прецеденты предполагают взаимодействие актеров и системы. Актер представляет собой логически связанной множество ролей, которые играют пользователи прецедентов во время взаимодействия с ними. Актерами могут быть как люди, так и другие автоматизированные системы.<text:line-break/>Развитие прецедентов может осуществляться по-разному. В любой хорошо продуманной системе существуют прецеденты, которые являются специализированными версиями других, более общих, либо входят в состав прочих прецедентов, либо расширяют их поведение. Общее поведение множества прецедентов, допускающее повторное применение, можно выделить, организуя их в соответствии с тремя описанными видами отношений.<text:line-break/>Всякий прецедент должен выполнять некоторый объем работы. С точки зрения данного актера, прецедент делает нечто представляющее для него определенную ценность, например, вычисляет результат, создает новый объект или изменяет состояние другого объекта.<text:line-break/>Прецеденты могут быть применены ко всей системе или к ее частям, в том числе и подсистемам или даже к отдельным классам и интерфейсам.</text:p>
      <text:p text:style-name="P7"><text:span text:style-name="Strong_20_Emphasis"><text:span text:style-name="T1">Поток событий, сценарий, кооперация</text:span></text:span></text:p>
      <text:p text:style-name="P9"><text:span text:style-name="T2">Прецедентом</text:span> называется описание множества последовательностей действий, включая варианты, выполняемых системой для того, чтобы актер мог получить определенный результат. Графически прецедент изображается в виде эллипса. Нотация прецедента похожа на нотацию кооперации. Другой термин, который достаточно часто используется, процесс. <text:span text:style-name="T2">Процесс</text:span> (process) от начала и до конца описывает последовательность событий, действий и транзакций, требуемых для достижения какого-либо результата.<text:line-break/>Любой прецедент должен иметь имя, отличающее его от других прецедентов. Оно должно быть уникально внутри объемлющего пакета. Имя прецедента представляет собой текстовую строку. Взятое само по себе оно называется простым именем. К составному имени спереди добавляется имя пакета, в котором находится прецедент. Обычно, при изображении <text:soft-page-break/>прецедента указывают только его имя.<text:line-break/><text:span text:style-name="T2">Актер</text:span> представляет собой связанное множество ролей, которые пользователи прецедентов исполняют во время взаимодействия с ними. Обычно актер, представляет роль, которую в данной системе играет человек, аппаратное устройство или даже другая система. Экземпляр актера представляет собой конкретную личность, взаимодействующую с системой определенным образом.<text:line-break/>Актеров можно связывать с прецедентами только отношениями ассоциации. Ассоциация между актером и прецедентом показывает, что они общаются друг с другом, возможно, посылая или принимая сообщения.<text:line-break/>Прецедент описывает, что делает система (подсистема, класс или интерфейс), но не определяет, каким образом она это делает. В процессе моделирования всегда важно разделять внешнее и внутреннее представления.<text:line-break/>Можно специфицировать поведение прецедента путем описания потока событий в текстовой форме - в виде, понятном для постороннего читателя. В описание необходимо включить указание на то, как и когда прецедент начинается и заканчивается, когда он взаимодействует с актерами и какими объектами они обмениваются. Важно обозначить также основной и альтернативный потоки поведения системы.<text:line-break/>Для полноты картины дадим полный список определений различных видов прецедентов, которые создаются на различных этапах планирования и анализа.<text:line-break/><text:span text:style-name="T2">Прецеденты высокого уровня</text:span> (high-level use case) - это очень краткие описания процессов, обычно состоящие из 2-3 предложений. Прецеденты высокого уровня описывают процессы очень сжато, обычно в двух или трех предложениях. Такой тип описания очень удобно использовать на начальном этапе формулирования требований к системе для быстрого осознания степени сложности и функций системы. Прецеденты высокого уровня - это лишь краткое описание, имеющее слабое отношение к конкретным проектным решениям.</text:p>
      <table:table table:name="Table7" table:style-name="Table7">
        <table:table-column table:style-name="Table7.A"/>
        <table:table-column table:style-name="Table7.B"/>
        <table:table-row>
          <table:table-cell table:style-name="Table7.A1" office:value-type="string">
            <text:p text:style-name="P5">Прецедент</text:p>
          </table:table-cell>
          <table:table-cell table:style-name="Table7.A1" office:value-type="string">
            <text:p text:style-name="P5">Название прецедента (русское и английское).</text:p>
          </table:table-cell>
        </table:table-row>
        <table:table-row table:style-name="Table7.2">
          <table:table-cell table:style-name="Table7.A1" office:value-type="string">
            <text:p text:style-name="P5">Исполнители</text:p>
          </table:table-cell>
          <table:table-cell table:style-name="Table7.A1" office:value-type="string">
            <text:p text:style-name="P5">Исполнители, работающие с прецедентом.</text:p>
          </table:table-cell>
        </table:table-row>
        <table:table-row>
          <table:table-cell table:style-name="Table7.A1" office:value-type="string">
            <text:p text:style-name="P5">Тип</text:p>
          </table:table-cell>
          <table:table-cell table:style-name="Table7.A1" office:value-type="string">
            <text:p text:style-name="P5">Какой тип (типы прецедентов будут рассмотрены ниже).</text:p>
          </table:table-cell>
        </table:table-row>
        <table:table-row>
          <table:table-cell table:style-name="Table7.A1" office:value-type="string">
            <text:p text:style-name="P5">Описание</text:p>
          </table:table-cell>
          <table:table-cell table:style-name="Table7.A1" office:value-type="string">
            <text:p text:style-name="P5">Словесное описание прецедента, состоящее из двух - трех предложений.</text:p>
          </table:table-cell>
        </table:table-row>
      </table:table>
      <text:p text:style-name="P10">Рис. Описание прецедента высокого уровня</text:p>
      <text:p text:style-name="P9"><text:span text:style-name="T2">Развернутые прецеденты</text:span> (expanded use case) представляют собой более подробное описание, чем прецеденты высокого уровня. Они оказываются полезными для углубленного понимания происходящих процессов и требований. Очень часто развернутые прецеденты имеют форму диалога между исполнителем и системой. Развернутый прецедент описывает процесс более детально, чем прецедент высокого уровня. Основной особенностью этого прецедента является наличие раздела "Типичный ход событий", в котором описывается последовательность событий. На этапе формулирования требований в развернутом формате целесообразно представлять лишь наиболее важные и значительные прецеденты, а более подробное описание остальных прецедентов отложить до того цикла разработки, в котором они должны быть реализованы. Жесткого формата на представление развернутых прецедентов тоже нет. Один из вариантов их описания приведен ниже. В верхней части развернутой формы содержится обобщенная информация, большая часть которой берется из соответствующего прецедента высокого уровня.</text:p>
      <table:table table:name="Table4" table:style-name="Table4">
        <table:table-column table:style-name="Table4.A"/>
        <table:table-column table:style-name="Table4.B"/>
        <table:table-row>
          <table:table-cell table:style-name="Table4.A1" office:value-type="string">
            <text:p text:style-name="P5">Прецедент</text:p>
          </table:table-cell>
          <table:table-cell table:style-name="Table4.A1" office:value-type="string">
            <text:p text:style-name="P5">Имя прецедента</text:p>
          </table:table-cell>
        </table:table-row>
        <table:table-row>
          <table:table-cell table:style-name="Table4.A1" office:value-type="string">
            <text:p text:style-name="P5">Исполнители</text:p>
          </table:table-cell>
          <table:table-cell table:style-name="Table4.A1" office:value-type="string">
            <text:p text:style-name="P5">Перечень исполнителей (внешних агентов), а также те из них, кто <text:soft-page-break/>инициирует данный прецедент</text:p>
          </table:table-cell>
        </table:table-row>
        <table:table-row>
          <table:table-cell table:style-name="Table4.A1" office:value-type="string">
            <text:p text:style-name="P5">Цель</text:p>
          </table:table-cell>
          <table:table-cell table:style-name="Table4.A1" office:value-type="string">
            <text:p text:style-name="P5">Цель прецедента</text:p>
          </table:table-cell>
        </table:table-row>
        <table:table-row>
          <table:table-cell table:style-name="Table4.A1" office:value-type="string">
            <text:p text:style-name="P5">Краткое описание</text:p>
          </table:table-cell>
          <table:table-cell table:style-name="Table4.A1" office:value-type="string">
            <text:p text:style-name="P5">Копия содержимого прецедента высокого уровня или некоторая аналогичная обобщенная информация</text:p>
          </table:table-cell>
        </table:table-row>
        <table:table-row>
          <table:table-cell table:style-name="Table4.A1" office:value-type="string">
            <text:p text:style-name="P5">Тип</text:p>
          </table:table-cell>
          <table:table-cell table:style-name="Table4.A1" office:value-type="string">
            <text:p text:style-name="P5">1. Главный, второстепенный или дополнительный<text:line-break/>2. Идеальный или реальный</text:p>
          </table:table-cell>
        </table:table-row>
        <table:table-row>
          <table:table-cell table:style-name="Table4.A1" office:value-type="string">
            <text:p text:style-name="P5">Ссылки</text:p>
          </table:table-cell>
          <table:table-cell table:style-name="Table4.A1" office:value-type="string">
            <text:p text:style-name="P5">Связанные прецеденты и (или) функции системы.</text:p>
          </table:table-cell>
        </table:table-row>
      </table:table>
      <text:p text:style-name="P9">Следующий раздел описания "Типичный ход событий", является основной частью развернутого прецедента. В нем отображается содержание подробного диалога между исполнителями и системой. В этом разделе описывается наиболее стандартная, или типичная, последовательность событий - нечто среднее между видами деятельности и успешным завершением процесса. Альтернативные ситуации в типичную последовательность не включаются.</text:p>
      <table:table table:name="Table5" table:style-name="Table5">
        <table:table-column table:style-name="Table5.A"/>
        <table:table-column table:style-name="Table5.B"/>
        <table:table-row>
          <table:table-cell table:style-name="Table5.A1" table:number-columns-spanned="2" office:value-type="string">
            <text:p text:style-name="P6">ТИПИЧНЫЙ ХОД СОБЫТИЙ</text:p>
          </table:table-cell>
          <table:covered-table-cell/>
        </table:table-row>
        <table:table-row>
          <table:table-cell table:style-name="Table5.A1" office:value-type="string">
            <text:p text:style-name="P6">Действия исполнителя</text:p>
          </table:table-cell>
          <table:table-cell table:style-name="Table5.A1" office:value-type="string">
            <text:p text:style-name="P6">Отклик системы</text:p>
          </table:table-cell>
        </table:table-row>
        <table:table-row table:style-name="Table5.3">
          <table:table-cell table:style-name="Table5.A1" office:value-type="string">
            <text:p text:style-name="P5">Пронумерованные действия исполнителей</text:p>
          </table:table-cell>
          <table:table-cell table:style-name="Table5.A1" office:value-type="string">
            <text:p text:style-name="P5">Пронумерованные описания откликов системы</text:p>
          </table:table-cell>
        </table:table-row>
      </table:table>
      <text:p text:style-name="P9">Завершающий раздел, "Альтернативный ход событий", должен содержать важные альтернативы или исключения, которые могут возникать в ходе типичной последовательности. Если эти исключения слишком сложны, они могут быть развернуты в собственные прецеденты.</text:p>
      <table:table table:name="Table6" table:style-name="Table6">
        <table:table-column table:style-name="Table6.A"/>
        <table:table-column table:style-name="Table6.B"/>
        <table:table-row>
          <table:table-cell table:style-name="Table6.A1" office:value-type="string">
            <text:p text:style-name="P6">Альтернатива</text:p>
          </table:table-cell>
          <table:table-cell table:style-name="Table6.A1" office:value-type="string">
            <text:p text:style-name="P6">Описание</text:p>
          </table:table-cell>
        </table:table-row>
        <table:table-row table:style-name="Table6.2">
          <table:table-cell table:style-name="Table6.A1" office:value-type="string">
            <text:p text:style-name="P5">Альтернатива, которая может возникнуть в строке с номером.</text:p>
          </table:table-cell>
          <table:table-cell table:style-name="Table6.A1" office:value-type="string">
            <text:p text:style-name="P5">Описание исключения, либо ссылка на соответствующий прецедент</text:p>
          </table:table-cell>
        </table:table-row>
      </table:table>
      <text:p text:style-name="P9">По мере уточнения требований к системе потоки событий прецедента будет удобнее записать в графической нотации, используя диаграммы взаимодействий. Обычно для главного потока (типичного хода событий) используют диаграмму последовательностей, а для дополнительных (альтернатив) ее варианты. Обратите внимание, что типичный ход событий отделяется от альтернатив. Поскольку прецедент описывает не одну, а множество последовательностей, то выразить все детали интересующего вас прецедента с помощью одной последовательности просто невозможно. Один прецедент, обычно, описывает несколько последовательностей, или сценариев, каждый из которых представляет одну из возможных вариаций данного потока событий. Таким образом, <text:span text:style-name="T2">сценарий</text:span> (scenario) - это некоторая последовательность действий, иллюстрирующая поведение системы. Сценарии находятся в таком же отношении к прецедентами, как экземпляры (объекты) к классам, то есть сценарий - это экземпляр прецедента.<text:line-break/>Относительно сложная система содержит несколько десятков прецедентов, каждый из которых может разворачиваться в несколько десятков сценариев. Для любого прецедента можно выделить основные сценарии, описывающие важнейшие последовательности, и вспомогательные, описывающие альтернативы.<text:line-break/>Как уже не раз оговаривалось, прецедент описывает желательное поведение системы (подсистемы, класса или интерфейса), но не определяет их реализацию. Это важнейшая особенность, так как анализ системы, по результатам которого специфицируется ее поведение, по возможности не должен учитывать проблемы реализации, иными словами, как это поведение должно быть материализовано. В конце концов, однако, прецеденты придется реализовывать. Для этого необходимо будет создать сообщество классов и других элементов, <text:soft-page-break/>в результате совместного поведения которых будет достигнуто желаемое поведение. Такое сообщество. Включая его динамическую и статическую структуру, называется в UML коопераций.<text:line-break/>Реализацию прецедента с помощью кооперации можно специфицировать явно, использовав отношение реализации. Но чаще всего один прецедент реализуется в точности одной кооперацией, так что явно это отношение описывать ненужно, в некоторых инструментальных средствах даже нет соответствующей пиктограммы, а наоборот некоторые из них, так или иначе, поддерживают это отношение.<text:line-break/>Нахождение минимального набора хорошо структурированных коопераций, реализующих определенный во всех прецедентах системы поток событий, основная задача системной архитектуры.</text:p>
      <text:p text:style-name="P8"><text:span text:style-name="Strong_20_Emphasis"><text:span text:style-name="T1">Организация прецедентов</text:span></text:span></text:p>
      <text:p text:style-name="P9">Для организации прецедентов их группируют в пакеты, так же как и классы. Кроме того прецеденты можно организовать, определив между ними отношения обобщения, включения и расширения. Эти отношения применяют, чтобы выделить некоторое общее поведение, извлекая его из других прецедентов, которые его включают, или, наоборот, вариации, поместив такое поведение в другие прецеденты, которые его расширяют.<text:line-break/>Отношение обобщения между прецедентами аналогично отношению обобщения между классами. Это означает, что прецедент-потомок наследует поведение и семантику своего родителя, может замещать его или дополнять его поведение, а кроме того, может быть подставлен всюду, где появляется его родитель, кроме того, как родитель так и потомок могут иметь конкретные экземпляры. Отношение обобщения между прецедентами изображаются точно так же, как и обобщения между классами - в виде линии с незакрашенной стрелкой.<text:line-break/>Отношение включения между прецедентами означает, что в некоторой точке базового прецедента инкорпорировано поведение другого прецедента. Включаемый прецедент никогда не существует автономно, а инстанцируется только как часть объемлющего прецедента. Можно считать, что базовый прецедент заимствует поведение включаемых.<text:line-break/>Благодаря наличию отношения включения удается избежать многократного описания одного и того же потока событий, поскольку общее поведение можно описать в виде самостоятельного поведения, включаемого в базовые. Отношение включения является примером делегирования, при котором ряд обязанностей системы описывается в одном месте - во включаемом прецеденте, а остальные прецеденты, когда необходимо включают эти обязанности в свой набор.<text:line-break/>Отношения включения изображаются в виде зависимости со стереотипом include. Чтобы специфицировать место в потоке событий, где базовый прецедент включает поведение другого, вы просто пишите слово include, за которым следует имя включаемого прецедента.<text:line-break/>Отношение расширения применяют для моделирования таких частей прецедента, которые пользователь воспринимает как необязательное поведение системы. Тем самым можно разделить обязательное и необязательное поведение. Отношение расширения используется также для моделирования отдельных субпотоков, выполняемых только при определенных обстоятельствах. Наконец, их применяют для моделирования нескольких потоков, которые могут включиться в некоторой точке сценария в результате явного взаимодействия с актером.<text:line-break/>Отношение расширения изображают в виде зависимости со стереотипом extend. Точки расширения базового сценария перечисляют в дополнительном разделе. Они являются просто метками, которые могут появиться в потоке базового прецедента. Прецедент может содержать несколько точек расширения, причем каждую по несколько раз, идентифицируемых по именам. Если определено несколько точек расширения, то расширяющие прецеденты будут <text:soft-page-break/>последовательно выполняться в собственных потоках.<text:line-break/>Организация прецедентов путем выделения общего поведения (отношение включения) и различных вариаций (отношение расширения) является важной составной частью процесса разработки простого сбалансированного и понятного набора прецедентов системы.<text:line-break/>Немного о других возможностях. Прецеденты являются классификаторами и могут иметь атрибуты и операции, которые изображаются так же, как для классов. Атрибуты можно считать объектами внутри прецедента, которые требуется для описания его внешнего поведения, а операции - действиями системы, необходимыми для описания потока событий. Эти объекты и операции разрешается включать в диаграммы взаимодействия, чтобы специфицировать поведение прецедента. Как и ко всем остальным классификаторам, к прецедентам можно присоединять автоматы. Позволительно расценивать их как еще один способ описания прецедента.</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footer-left>
        <text:p text:style-name="Footer"><text:page-number text:select-page="current">2</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13T01:53:48.54</dc:date>
    <meta:editing-duration>P0D</meta:editing-duration>
    <meta:editing-cycles>2</meta:editing-cycles>
    <meta:generator>LibreOffice/3.5$Windows_x86 LibreOffice_project/165a79a-7059095-e13bb37-fef39a4-9503d18</meta:generator>
    <meta:document-statistic meta:table-count="4" meta:image-count="0" meta:object-count="0" meta:page-count="5" meta:paragraph-count="43" meta:word-count="1715" meta:character-count="13984" meta:non-whitespace-character-count="12311"/>
  </office:meta>
</office:document-meta>
</file>